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3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ique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ITPS</text:p>
          </table:table-cell>
          <table:covered-table-cell table:style-name="ce1"/>
          <table:covered-table-cell table:number-columns-repeated="2"/>
          <table:covered-table-cell table:number-columns-repeated="4" table:style-name="ce1"/>
          <table:covered-table-cell table:number-columns-repeated="23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5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800" calcext:value-type="float" table:number-columns-spanned="5" table:number-rows-spanned="1">
            <text:p>8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5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time" office:time-value="PT10H54M00S" calcext:value-type="time">
            <text:p>10:54:00 AM</text:p>
          </table:table-cell>
          <table:table-cell table:number-columns-repeated="2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29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style-name="ce2" office:value-type="string" calcext:value-type="string">
            <text:p>5 Node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number-columns-repeated="23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/>
          <table:table-cell table:style-name="ce2" office:value-type="float" office:value="60000" calcext:value-type="float">
            <text:p>60000</text:p>
          </table:table-cell>
          <table:table-cell table:style-name="ce2" table:number-columns-repeated="5"/>
          <table:table-cell table:number-columns-repeated="23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7"/>
          <table:table-cell table:number-columns-repeated="23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2"/>
          <table:table-cell table:style-name="ce4" office:value-type="float" office:value="357500000" calcext:value-type="float">
            <text:p>357500000</text:p>
          </table:table-cell>
          <table:table-cell table:style-name="ce4" table:number-columns-repeated="5"/>
          <table:table-cell table:number-columns-repeated="23"/>
        </table:table-row>
        <table:table-row table:style-name="ro1">
          <table:table-cell office:value-type="string" calcext:value-type="string">
            <text:p>Binary:</text:p>
          </table:table-cell>
          <table:table-cell/>
          <table:table-cell office:value-type="string" calcext:value-type="string">
            <text:p>Geth</text:p>
          </table:table-cell>
          <table:table-cell table:number-columns-repeated="28"/>
        </table:table-row>
      </table:table>
      <table:table table:name="IBFT2.0" table:style-name="ta1">
        <table:table-column table:style-name="co3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1"/>
          <table:covered-table-cell table:number-columns-repeated="12"/>
          <table:table-cell table:number-columns-repeated="15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800" calcext:value-type="float" table:number-columns-spanned="5" table:number-rows-spanned="1">
            <text:p>8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inary:</text:p>
          </table:table-cell>
          <table:table-cell office:value-type="string" calcext:value-type="string">
            <text:p>Besu</text:p>
          </table:table-cell>
          <table:table-cell table:number-columns-repeated="29"/>
        </table:table-row>
      </table:table>
      <table:table table:name="QBFT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1"/>
          <table:covered-table-cell table:number-columns-repeated="12"/>
          <table:table-cell table:number-columns-repeated="15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800" calcext:value-type="float" table:number-columns-spanned="5" table:number-rows-spanned="1">
            <text:p>8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1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2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29"/>
        </table:table-row>
        <table:table-row table:style-name="ro1" table:number-rows-repeated="17">
          <table:table-cell table:number-columns-repeated="31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table:number-columns-repeated="2"/>
          <table:table-cell table:number-columns-repeated="27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esu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0:59:35.213791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3:36:07.108685309</meta:creation-date>
    <dc:date>2021-08-20T13:27:06.432767042</dc:date>
    <meta:editing-duration>P1DT3H8M59S</meta:editing-duration>
    <meta:editing-cycles>27</meta:editing-cycles>
    <meta:generator>LibreOffice/6.0.7.3$Linux_X86_64 LibreOffice_project/00m0$Build-3</meta:generator>
    <meta:document-statistic meta:table-count="3" meta:cell-count="155" meta:object-count="0"/>
  </office:meta>
</office:document-meta>
</file>